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80e" officeooo:paragraph-rsid="00033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odd-even-linked-list/" text:style-name="Internet_20_link" text:visited-style-name="Visited_20_Internet_20_Link">https://leetcode.com/problems/odd-even-linked-list/</text:a></text:p>
      <text:p text:style-name="P1"/>
      <text:p text:style-name="P1">/**</text:p>
      <text:p text:style-name="P1"><text:s/>* Definition for singly-linked list.</text:p>
      <text:p text:style-name="P1"><text:s/>* public class ListNode {</text:p>
      <text:p text:style-name="P1"><text:s/>* <text:s text:c="4"/>int val;</text:p>
      <text:p text:style-name="P1"><text:s/>* <text:s text:c="4"/>ListNode next;</text:p>
      <text:p text:style-name="P1"><text:s/>* <text:s text:c="4"/>ListNode(int x) { val = x; }</text:p>
      <text:p text:style-name="P1"><text:s/>* }</text:p>
      <text:p text:style-name="P1"><text:s/>*/</text:p>
      <text:p text:style-name="P1"><text:s/>// ... so am I donem by the time one of these guys is null ... hmm</text:p>
      <text:p text:style-name="P1"><text:s/>// 1-&gt;2-&gt;3-&gt;4-&gt; null ... </text:p>
      <text:p text:style-name="P1">public class Solution {</text:p>
      <text:p text:style-name="P1"><text:s text:c="4"/>public ListNode oddEvenList(ListNode head) {</text:p>
      <text:p text:style-name="P1"><text:s text:c="8"/>if (head == null) return null;</text:p>
      <text:p text:style-name="P1"><text:s text:c="8"/>ListNode odd = head;</text:p>
      <text:p text:style-name="P1"><text:s text:c="8"/>ListNode even = head.next;</text:p>
      <text:p text:style-name="P1"><text:s text:c="8"/>ListNode evenHead = even;</text:p>
      <text:p text:style-name="P1"><text:s text:c="8"/>// ... wait ... if odd = null, how do I progress ... hmm ... need to also prevent myself from progressing, right? </text:p>
      <text:p text:style-name="P1"><text:s text:c="8"/>while(odd != null &amp;&amp; even != null)</text:p>
      <text:p text:style-name="P1"><text:s text:c="8"/>//while(odd.next != null &amp;&amp; even.next != null) // this might be more right though ! ... but what if even = null ( singleton node case ) </text:p>
      <text:p text:style-name="P1"><text:s text:c="8"/>{</text:p>
      <text:p text:style-name="P1"><text:s text:c="12"/>odd.next = even.next;</text:p>
      <text:p text:style-name="P1"><text:s text:c="12"/>// ... early <text:s/>break, if odd.next = null, @ this point?</text:p>
      <text:p text:style-name="P1"><text:s text:c="12"/>if(odd.next == null)</text:p>
      <text:p text:style-name="P1"><text:s text:c="12"/>{</text:p>
      <text:p text:style-name="P1"><text:s text:c="16"/>break;</text:p>
      <text:p text:style-name="P1"><text:s text:c="12"/>}</text:p>
      <text:p text:style-name="P1"><text:s text:c="12"/>odd = odd.next;</text:p>
      <text:p text:style-name="P1"/>
      <text:p text:style-name="P1"><text:s text:c="12"/>even.next = odd.next;</text:p>
      <text:p text:style-name="P1"><text:s text:c="12"/>even = even.next; </text:p>
      <text:p text:style-name="P1"><text:s text:c="8"/>}</text:p>
      <text:p text:style-name="P1"><text:s text:c="8"/></text:p>
      <text:p text:style-name="P1"><text:s text:c="8"/>odd.next = evenHead; </text:p>
      <text:p text:style-name="P1"><text:s text:c="8"/>return head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23:52:34.743506971</meta:creation-date>
    <dc:date>2017-01-29T23:52:50.475822923</dc:date>
    <meta:editing-duration>PT16S</meta:editing-duration>
    <meta:editing-cycles>1</meta:editing-cycles>
    <meta:document-statistic meta:table-count="0" meta:image-count="0" meta:object-count="0" meta:page-count="1" meta:paragraph-count="36" meta:word-count="172" meta:character-count="1150" meta:non-whitespace-character-count="770"/>
    <meta:generator>LibreOffice/5.1.4.2$Linux_X86_64 LibreOffice_project/10m0$Build-2</meta:generator>
  </office:meta>
</office:document-meta>
</file>